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5.715cm" svg:height="1.905cm" svg:x="7.35cm" svg:y="4.175cm">
          <text:p text:style-name="P1"><text:span text:style-name="T1">MyWODLogAppDelegate</text:span></text:p>
        </draw:rect>
        <draw:rect draw:style-name="gr1" draw:text-style-name="P2" draw:id="id2" draw:layer="layout" svg:width="5.08cm" svg:height="1.27cm" svg:x="7.65cm" svg:y="7.25cm">
          <text:p text:style-name="P2">MainPageViewController</text:p>
        </draw:rect>
        <draw:connector draw:style-name="gr2" draw:text-style-name="P1" draw:layer="layout" draw:type="line" svg:x1="10.207cm" svg:y1="6.08cm" svg:x2="10.19cm" svg:y2="7.25cm" draw:start-shape="id1" draw:end-shape="id2" svg:d="m10207 6080-17 1170">
          <text:p/>
        </draw:connector>
        <draw:rect draw:style-name="gr1" draw:text-style-name="P2" draw:id="id3" draw:layer="layout" svg:width="5.715cm" svg:height="1.27cm" svg:x="1cm" svg:y="9.255cm">
          <text:p text:style-name="P2">ViewScoresViewController</text:p>
        </draw:rect>
        <draw:rect draw:style-name="gr1" draw:text-style-name="P2" draw:id="id4" draw:layer="layout" svg:width="5.08cm" svg:height="1.27cm" svg:x="7.35cm" svg:y="13.065cm">
          <text:p text:style-name="P2">CreateWODViewController</text:p>
        </draw:rect>
        <draw:rect draw:style-name="gr1" draw:text-style-name="P2" draw:id="id5" draw:layer="layout" svg:width="5.08cm" svg:height="1.27cm" svg:x="15.605cm" svg:y="9.89cm">
          <text:p text:style-name="P2">WODListViewController</text:p>
        </draw:rect>
        <draw:connector draw:style-name="gr3" draw:text-style-name="P3" draw:layer="layout" draw:type="line" svg:x1="7.65cm" svg:y1="7.885cm" svg:x2="6.715cm" svg:y2="9.89cm" draw:start-shape="id2" draw:end-shape="id3" svg:d="m7650 7885-935 2005">
          <text:p text:style-name="P3"><text:span text:style-name="T2">'View Scores' button pressed</text:span></text:p>
        </draw:connector>
        <draw:connector draw:style-name="gr3" draw:text-style-name="P3" draw:layer="layout" draw:type="line" svg:x1="10.19cm" svg:y1="8.52cm" svg:x2="9.89cm" svg:y2="13.065cm" draw:start-shape="id2" draw:start-glue-point="2" draw:end-shape="id4" svg:d="m10190 8520-300 4545">
          <text:p text:style-name="P1"><text:span text:style-name="T2">'Create WOD' button pressed</text:span></text:p>
        </draw:connector>
        <draw:connector draw:style-name="gr3" draw:text-style-name="P3" draw:layer="layout" draw:type="line" svg:x1="12.73cm" svg:y1="7.885cm" svg:x2="15.605cm" svg:y2="10.525cm" draw:start-shape="id2" draw:end-shape="id5" svg:d="m12730 7885 2875 2640">
          <text:p text:style-name="P3"><text:span text:style-name="T2">'WOD List' button pressed</text:span></text:p>
        </draw:connector>
        <draw:ellipse draw:style-name="gr1" draw:text-style-name="P2" draw:id="id6" draw:layer="layout" svg:width="2.675cm" svg:height="2.44cm" svg:x="2.27cm" svg:y="18.78cm">
          <text:p text:style-name="P2"><text:span text:style-name="T1">Database</text:span></text:p>
        </draw:ellipse>
        <draw:connector draw:style-name="gr3" draw:text-style-name="P3" draw:layer="layout" draw:type="line" svg:x1="15.605cm" svg:y1="10.525cm" svg:x2="12.43cm" svg:y2="13.7cm" draw:start-shape="id5" draw:end-shape="id4" svg:d="m15605 10525-3175 3175">
          <text:p text:style-name="P3"><text:span text:style-name="T2">'+' button pressed</text:span></text:p>
        </draw:connector>
        <draw:connector draw:style-name="gr4" draw:text-style-name="P3" draw:layer="layout" draw:type="line" svg:x1="3.857cm" svg:y1="10.525cm" svg:x2="3.607cm" svg:y2="18.78cm" draw:start-shape="id3" draw:end-shape="id6" draw:end-glue-point="0" svg:d="m3857 10525-250 8255">
          <text:p text:style-name="P3"><text:span text:style-name="T2">Retrieve Scores</text:span></text:p>
        </draw:connector>
        <draw:custom-shape draw:style-name="gr5" draw:text-style-name="P4" draw:id="id7" draw:layer="layout" svg:width="3.81cm" svg:height="1.27cm" svg:x="16.24cm" svg:y="6.715cm">
          <text:p text:style-name="P1"><text:span text:style-name="T3">Edit Mod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18.145cm" svg:y1="9.89cm" svg:x2="20.05cm" svg:y2="7.985cm" draw:start-shape="id5" draw:start-glue-point="0" draw:end-shape="id7" draw:end-glue-point="8" svg:d="m18145 9890 1905-1905">
          <text:p text:style-name="P1"><text:span text:style-name="T2">'Edit' button</text:span></text:p>
        </draw:connector>
        <draw:connector draw:style-name="gr3" draw:text-style-name="P3" draw:layer="layout" draw:type="line" svg:x1="16.24cm" svg:y1="7.985cm" svg:x2="18.145cm" svg:y2="9.89cm" draw:start-shape="id7" draw:start-glue-point="6" draw:end-shape="id5" draw:end-glue-point="0" svg:d="m16240 7985 1905 1905">
          <text:p text:style-name="P1"><text:span text:style-name="T2">Delete WOD</text:span></text:p>
        </draw:connector>
        <draw:rect draw:style-name="gr1" draw:text-style-name="P2" draw:id="id8" draw:layer="layout" svg:width="5.08cm" svg:height="1.27cm" svg:x="15.51cm" svg:y="14.335cm">
          <text:p text:style-name="P1"><text:span text:style-name="T1">ViewWODViewController</text:span></text:p>
        </draw:rect>
        <draw:connector draw:style-name="gr3" draw:text-style-name="P3" draw:layer="layout" draw:type="line" svg:x1="18.145cm" svg:y1="11.16cm" svg:x2="18.05cm" svg:y2="14.335cm" draw:start-shape="id5" draw:end-shape="id8" svg:d="m18145 11160-95 3175">
          <text:p text:style-name="P1"><text:span text:style-name="T2">&lt;WOD&gt; pressed</text:span></text:p>
        </draw:connector>
        <draw:rect draw:style-name="gr1" draw:text-style-name="P2" draw:id="id9" draw:layer="layout" svg:width="4.985cm" svg:height="1.27cm" svg:x="15.605cm" svg:y="20.685cm">
          <text:p text:style-name="P1"><text:span text:style-name="T1">LogScoreViewController</text:span></text:p>
        </draw:rect>
        <draw:connector draw:style-name="gr3" draw:text-style-name="P3" draw:layer="layout" draw:type="line" svg:x1="18.05cm" svg:y1="15.605cm" svg:x2="18.097cm" svg:y2="20.685cm" draw:start-shape="id8" draw:end-shape="id9" svg:d="m18050 15605 47 5080">
          <text:p text:style-name="P1"><text:span text:style-name="T2">'Log Score' button pressed</text:span></text:p>
        </draw:connector>
        <draw:connector draw:style-name="gr4" draw:text-style-name="P3" draw:layer="layout" draw:type="lines" svg:x1="4.945cm" svg:y1="20cm" svg:x2="15.605cm" svg:y2="21.32cm" draw:start-shape="id6" draw:end-shape="id9" svg:d="m4945 20000h501l9658 1320h501">
          <text:p text:style-name="P1"><text:span text:style-name="T2">'Save Score' button pressed</text:span></text:p>
        </draw:connector>
        <draw:connector draw:style-name="gr4" draw:text-style-name="P3" draw:layer="layout" draw:type="line" svg:x1="4.945cm" svg:y1="20cm" svg:x2="9.89cm" svg:y2="14.335cm" draw:start-shape="id6" draw:end-shape="id4" draw:end-glue-point="2" svg:d="m4945 20000 4945-5665">
          <text:p text:style-name="P1"><text:span text:style-name="T2">'Save WOD' button pressed</text:span></text:p>
        </draw:connector>
        <draw:rect draw:style-name="gr6" draw:text-style-name="P5" draw:layer="layout" svg:width="15.875cm" svg:height="1.905cm" svg:x="2.905cm" svg:y="1.635cm">
          <text:p text:style-name="P1"><text:span text:style-name="T4">MyWODLog iOS Application</text:span></text:p>
        </draw:rect>
        <draw:rect draw:style-name="gr6" draw:text-style-name="P2" draw:layer="layout" svg:width="8.795cm" svg:height="0.54cm" svg:x="11.795cm" svg:y="26.4cm">
          <text:p text:style-name="P2">By Derek Dunham and Matthew Dalrympl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ew Dalrmple</meta:initial-creator>
    <meta:creation-date>2011-02-01T14:32:21</meta:creation-date>
    <dc:date>2011-02-01T15:49:17</dc:date>
    <dc:creator>Matthew Dalrmple</dc:creator>
    <meta:editing-duration>PT00H45M33S</meta:editing-duration>
    <meta:editing-cycles>4</meta:editing-cycles>
    <meta:generator>OpenOffice.org/3.2$Unix OpenOffice.org_project/320m18$Build-9502</meta:generator>
    <meta:document-statistic meta:object-count="23"/>
  </office:meta>
</office:document-meta>
</file>